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3000001243F7748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-dash="Dash" svg:stroke-color="#ff0000" svg:stroke-linecap="butt" draw:fill="none" draw:fill-color="#ffffff" loext:fill-use-slide-background="false" draw:textarea-horizontal-align="justify" draw:textarea-vertical-align="middle" draw:auto-grow-height="false" fo:min-height="1.221cm" fo:min-width="1.51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objectwithoutfill">
      <style:graphic-properties svg:stroke-color="#ff0000" draw:marker-end="線の終点_20_1" draw:marker-end-width="0.3cm" draw:fill="none" draw:textarea-vertical-align="middle" loext:decorative="false"/>
    </style:style>
    <style:style style:name="gr5" style:family="graphic" style:parent-style-name="standard">
      <style:graphic-properties svg:stroke-color="#ff0000" draw:fill="none" draw:fill-color="#ffffff" loext:fill-use-slide-background="false" draw:textarea-horizontal-align="justify" draw:textarea-vertical-align="middle" draw:auto-grow-height="false" fo:min-height="1.75cm" fo:min-width="2cm" loext:decorative="false"/>
    </style:style>
    <style:style style:name="gr6" style:family="graphic" style:parent-style-name="objectwithoutfill">
      <style:graphic-properties draw:stroke="solid" draw:stroke-dash="Long_20_Dot" svg:stroke-color="#ff0000" draw:marker-end="線の終点_20_2" draw:marker-end-width="0.3cm" svg:stroke-linecap="butt" draw:fill="none" draw:textarea-vertical-align="middle" loext:decorative="false"/>
    </style:style>
    <style:style style:name="gr7" style:family="graphic">
      <style:graphic-properties style:protect="size" loext:decorative="false"/>
    </style:style>
    <style:style style:name="pr1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style-name="gr1" draw:text-style-name="P1" draw:layer="layout" svg:width="20.045cm" svg:height="6.18cm" svg:x="4.455cm" svg:y="4.791cm">
          <draw:image xlink:href="Pictures/10000001000003B3000001243F774863.png" xlink:type="simple" xlink:show="embed" xlink:actuate="onLoad" draw:mime-type="image/png">
            <text:p/>
          </draw:image>
        </draw:frame>
        <draw:custom-shape draw:style-name="gr2" draw:text-style-name="P2" draw:layer="layout" svg:width="2.017cm" svg:height="1.471cm" svg:x="4.983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cm" svg:height="2.545cm" svg:x="8.4cm" svg:y="10.5cm">
          <draw:text-box>
            <text:p>スライダーの位置が決まったら[次へ]をクリック</text:p>
          </draw:text-box>
        </draw:frame>
        <draw:line draw:style-name="gr4" draw:text-style-name="P4" draw:layer="layout" svg:x1="8.4cm" svg:y1="11.5cm" svg:x2="7cm" svg:y2="10.5cm">
          <text:p/>
        </draw:line>
        <draw:custom-shape draw:style-name="gr5" draw:text-style-name="P2" draw:layer="layout" svg:width="2.5cm" svg:height="2cm" svg:x="9.5cm" svg:y="6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cm" svg:height="2.537cm" svg:x="5.1cm" svg:y="3.601cm">
          <draw:text-box>
            <text:p>スライダーを左右にドラッグして、自分の評価を決める</text:p>
          </draw:text-box>
        </draw:frame>
        <draw:line draw:style-name="gr6" draw:text-style-name="P4" draw:layer="layout" svg:x1="8.5cm" svg:y1="6.138cm" svg:x2="9.5cm" svg:y2="7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stroke-dash draw:name="Dash" draw:style="rect" draw:dots1="1" draw:dots1-length="197%" draw:distance="12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4T09:35:13.057479600</meta:creation-date>
    <dc:date>2025-05-04T09:43:14.551009200</dc:date>
    <meta:editing-duration>PT8M1S</meta:editing-duration>
    <meta:editing-cycles>4</meta:editing-cycles>
    <meta:generator>LibreOffice/25.2.3.2$Windows_X86_64 LibreOffice_project/bbb074479178df812d175f709636b368952c2ce3</meta:generator>
    <meta:document-statistic meta:object-count="30"/>
  </office:meta>
</office:document-meta>
</file>